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2DF2B762675E1088.png" manifest:media-type="image/png"/>
  <manifest:file-entry manifest:full-path="Pictures/10000201000000FA000000FA79084AB4BC434498.png" manifest:media-type="image/png"/>
  <manifest:file-entry manifest:full-path="Pictures/10000201000000FA000000FA9387F3FDF09A3BA0.png" manifest:media-type="image/png"/>
  <manifest:file-entry manifest:full-path="Pictures/10000201000000FA000000FAAF8F30B890F07698.png" manifest:media-type="image/png"/>
  <manifest:file-entry manifest:full-path="Pictures/10000201000000FA000000FA939BE97BD5A01521.png" manifest:media-type="image/png"/>
  <manifest:file-entry manifest:full-path="Pictures/10000201000000FA000000FA3B0A3E8422E867D1.png" manifest:media-type="image/png"/>
  <manifest:file-entry manifest:full-path="Pictures/10000201000000FA000000FA9C4CFA999C02E8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15cm" svg:height="2.115cm" svg:x="12.43cm" svg:y="1.425cm">
          <draw:image xlink:href="Pictures/10000201000000FA000000FA9C4CFA999C02E8E2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4.81cm" svg:y="1.425cm">
          <draw:image xlink:href="Pictures/10000201000000FA000000FA939BE97BD5A01521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14.97cm" svg:y="1.425cm">
          <draw:image xlink:href="Pictures/10000201000000FA000000FAAF8F30B890F07698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17.51cm" svg:y="1.425cm">
          <draw:image xlink:href="Pictures/10000201000000FA000000FA79084AB4BC434498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9.89cm" svg:y="1.425cm">
          <draw:image xlink:href="Pictures/10000201000000FA000000FA2DF2B762675E1088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7.35cm" svg:y="1.425cm">
          <draw:image xlink:href="Pictures/10000201000000FA000000FA3B0A3E8422E867D1.png" xlink:type="simple" xlink:show="embed" xlink:actuate="onLoad" draw:mime-type="image/png">
            <text:p/>
          </draw:image>
        </draw:frame>
        <draw:frame draw:style-name="gr1" draw:text-style-name="P1" draw:layer="layout" svg:width="2.115cm" svg:height="2.115cm" svg:x="2.27cm" svg:y="1.425cm">
          <draw:image xlink:href="Pictures/10000201000000FA000000FA9387F3FDF09A3BA0.png" xlink:type="simple" xlink:show="embed" xlink:actuate="onLoad" draw:mime-type="image/png">
            <text:p/>
          </draw:image>
        </draw:frame>
        <draw:frame draw:style-name="gr2" draw:text-style-name="P2" draw:layer="layout" svg:width="0.756cm" svg:height="0.763cm" svg:x="2.07cm" svg:y="1.263cm">
          <draw:text-box>
            <text:p><text:span text:style-name="T1">1</text:span></text:p>
          </draw:text-box>
        </draw:frame>
        <draw:frame draw:style-name="gr2" draw:text-style-name="P2" draw:layer="layout" svg:width="0.756cm" svg:height="0.763cm" svg:x="4.607cm" svg:y="1.264cm">
          <draw:text-box>
            <text:p><text:span text:style-name="T1">2</text:span></text:p>
          </draw:text-box>
        </draw:frame>
        <draw:frame draw:style-name="gr2" draw:text-style-name="P2" draw:layer="layout" svg:width="0.756cm" svg:height="0.763cm" svg:x="7.17cm" svg:y="1.265cm">
          <draw:text-box>
            <text:p><text:span text:style-name="T1">3</text:span></text:p>
          </draw:text-box>
        </draw:frame>
        <draw:frame draw:style-name="gr2" draw:text-style-name="P2" draw:layer="layout" svg:width="0.756cm" svg:height="0.763cm" svg:x="9.687cm" svg:y="1.266cm">
          <draw:text-box>
            <text:p><text:span text:style-name="T1">4</text:span></text:p>
          </draw:text-box>
        </draw:frame>
        <draw:frame draw:style-name="gr2" draw:text-style-name="P2" draw:layer="layout" svg:width="0.756cm" svg:height="0.763cm" svg:x="12.227cm" svg:y="1.267cm">
          <draw:text-box>
            <text:p><text:span text:style-name="T1">5</text:span></text:p>
          </draw:text-box>
        </draw:frame>
        <draw:frame draw:style-name="gr2" draw:text-style-name="P2" draw:layer="layout" svg:width="0.756cm" svg:height="0.763cm" svg:x="14.77cm" svg:y="1.268cm">
          <draw:text-box>
            <text:p><text:span text:style-name="T1">6</text:span></text:p>
          </draw:text-box>
        </draw:frame>
        <draw:frame draw:style-name="gr2" draw:text-style-name="P2" draw:layer="layout" svg:width="0.756cm" svg:height="0.763cm" svg:x="17.307cm" svg:y="1.269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1T12:59:27.855277357</meta:creation-date>
    <dc:date>2021-05-01T13:15:19.086241267</dc:date>
    <meta:editing-duration>PT5M41S</meta:editing-duration>
    <meta:editing-cycles>1</meta:editing-cycles>
    <meta:generator>LibreOffice/7.1.2.2$Linux_X86_64 LibreOffice_project/10$Build-2</meta:generator>
    <meta:document-statistic meta:object-count="14"/>
  </office:meta>
</office:document-meta>
</file>